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vedabaseio" svg:font-family="'Noto Serif vedabaseio', 'Noto Serif', serif"/>
  </office:font-face-decls>
  <office:automatic-styles>
    <style:style style:name="P1" style:family="paragraph" style:parent-style-name="Standard">
      <style:paragraph-properties fo:margin-left="0in" fo:margin-right="0in" fo:text-align="center" style:justify-single-word="false" fo:orphans="2" fo:widows="2" fo:text-indent="0in" style:auto-text-indent="false"/>
    </style:style>
    <style:style style:name="P2" style:family="paragraph" style:parent-style-name="Standard">
      <style:text-properties fo:background-color="#1c1c1c"/>
    </style:style>
    <style:style style:name="P3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</style:style>
    <style:style style:name="P4" style:family="paragraph" style:parent-style-name="Text_20_body">
      <style:paragraph-properties fo:margin-left="0in" fo:margin-right="0in" fo:margin-top="0in" fo:margin-bottom="0.0972in" style:contextual-spacing="false" fo:text-align="justify" style:justify-single-word="false" fo:orphans="2" fo:widows="2" fo:text-indent="0in" style:auto-text-indent="false"/>
      <style:text-properties fo:font-variant="normal" fo:text-transform="none" fo:color="#ffffef" loext:opacity="100%" style:font-name="Noto Serif vedabaseio" fo:font-size="14.25pt" fo:letter-spacing="normal" fo:font-style="normal" fo:font-weight="normal" fo:background-color="#1c1c1c" loext:padding="0in" loext:border="none"/>
    </style:style>
    <style:style style:name="P5" style:family="paragraph" style:parent-style-name="Text_20_body">
      <style:paragraph-properties fo:margin-left="0in" fo:margin-right="0in" fo:margin-top="0in" fo:margin-bottom="0.0972in" style:contextual-spacing="false" fo:text-align="end" style:justify-single-word="false" fo:orphans="2" fo:widows="2" fo:text-indent="0in" style:auto-text-indent="false"/>
    </style:style>
    <style:style style:name="T1" style:family="text">
      <style:text-properties fo:font-variant="normal" fo:text-transform="none" fo:color="#ffffef" loext:opacity="100%" style:font-name="Noto Serif vedabaseio" fo:font-size="14.25pt" fo:letter-spacing="normal" fo:font-style="normal" fo:font-weight="normal" loext:padding="0in" loext:border="none"/>
    </style:style>
    <style:style style:name="T2" style:family="text">
      <style:text-properties fo:font-variant="normal" fo:text-transform="none" fo:color="#ffffef" loext:opacity="100%" style:font-name="Noto Serif vedabaseio" fo:font-size="14.25pt" fo:letter-spacing="normal" fo:font-style="normal" fo:font-weight="normal" fo:background-color="#1c1c1c" loext:char-shading-value="0" loext:padding="0in" loext:border="none"/>
    </style:style>
    <style:style style:name="T3" style:family="text">
      <style:text-properties fo:font-variant="normal" fo:text-transform="none" fo:color="#ffffef" loext:opacity="100%" style:font-name="Noto Serif vedabaseio" fo:font-size="14.25pt" fo:letter-spacing="normal" fo:font-style="normal" fo:font-weight="normal" fo:background-color="#1c1c1c" loext:char-shading-value="0" loext:padding="0in" loext:border="none"/>
    </style:style>
    <style:style style:name="T4" style:family="text">
      <style:text-properties fo:font-variant="normal" fo:text-transform="none" fo:color="#ffffef" loext:opacity="100%" style:font-name="Noto Serif vedabaseio" fo:font-size="14.25pt" fo:letter-spacing="normal" fo:font-style="normal" fo:font-weight="bold" loext:padding="0in" loext:border="none"/>
    </style:style>
    <style:style style:name="T5" style:family="text">
      <style:text-properties fo:font-variant="normal" fo:text-transform="none" fo:color="#ffffef" loext:opacity="100%" style:font-name="Noto Serif vedabaseio" fo:font-size="14.25pt" fo:letter-spacing="normal" fo:font-style="normal" fo:font-weight="bold" fo:background-color="#1c1c1c" loext:char-shading-value="0" loext:padding="0in" loext:border="none"/>
    </style:style>
    <style:style style:name="T6" style:family="text">
      <style:text-properties fo:font-variant="normal" fo:text-transform="none" fo:color="#ffffef" loext:opacity="100%" style:font-name="Noto Serif vedabaseio" fo:font-size="14.25pt" fo:letter-spacing="normal" fo:font-style="normal" fo:font-weight="bold" fo:background-color="#1c1c1c" loext:char-shading-value="0" loext:padding="0in" loext:border="none"/>
    </style:style>
    <style:style style:name="T7" style:family="text">
      <style:text-properties fo:font-variant="normal" fo:text-transform="none" fo:color="#ffffef" loext:opacity="100%" fo:letter-spacing="normal" loext:padding="0in" loext:border="none"/>
    </style:style>
    <style:style style:name="T8" style:family="text">
      <style:text-properties fo:font-variant="normal" fo:text-transform="none" fo:color="#ffffef" loext:opacity="100%" fo:letter-spacing="normal" fo:background-color="#1c1c1c" loext:char-shading-value="0" loext:padding="0in" loext:border="none"/>
    </style:style>
    <style:style style:name="T9" style:family="text">
      <style:text-properties fo:font-variant="normal" fo:text-transform="none" fo:color="#ffffef" loext:opacity="100%" fo:letter-spacing="normal" fo:background-color="#1c1c1c" loext:char-shading-value="0" loext:padding="0in" loext:border="none"/>
    </style:style>
    <style:style style:name="T10" style:family="text">
      <style:text-properties fo:font-variant="normal" fo:text-transform="none" fo:color="#f78354" loext:opacity="100%" style:text-line-through-style="none" style:text-line-through-type="none" style:font-name="Noto Serif vedabaseio" fo:font-size="14.25pt" fo:letter-spacing="normal" fo:font-style="normal" style:text-underline-style="none" fo:font-weight="normal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f78354" loext:opacity="100%" style:text-line-through-style="none" style:text-line-through-type="none" style:font-name="Noto Serif vedabaseio" fo:font-size="14.25pt" fo:letter-spacing="normal" fo:font-style="normal" style:text-underline-style="none" fo:font-weight="normal" style:text-blinking="false" loext:padding="0in" loext:border="none"/>
    </style:style>
    <style:style style:name="T12" style:family="text">
      <style:text-properties fo:font-variant="normal" fo:text-transform="none" fo:color="#f78354" loext:opacity="100%" style:text-line-through-style="none" style:text-line-through-type="none" style:font-name="Noto Serif vedabaseio" fo:font-size="14.25pt" fo:letter-spacing="normal" fo:font-style="normal" style:text-underline-style="none" fo:font-weight="normal" style:text-blinking="false" fo:background-color="#1c1c1c" loext:char-shading-value="0" loext:padding="0in" loext:border="none"/>
    </style:style>
    <style:style style:name="T13" style:family="text">
      <style:text-properties fo:font-variant="normal" fo:text-transform="none" fo:color="#f78354" loext:opacity="100%" style:text-line-through-style="none" style:text-line-through-type="none" style:font-name="Noto Serif vedabaseio" fo:font-size="14.25pt" fo:letter-spacing="normal" fo:font-style="normal" style:text-underline-style="none" fo:font-weight="normal" style:text-blinking="false" fo:background-color="#1c1c1c" loext:char-shading-value="0" loext:padding="0in" loext:border="none"/>
    </style:style>
    <style:style style:name="T14" style:family="text">
      <style:text-properties fo:font-weight="bold"/>
    </style:style>
    <style:style style:name="Sect1" style:family="section">
      <style:section-properties fo:margin-left="0in" fo:margin-right="0in"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9"> </text:span><text:span text:style-name="T3">But we are reading ten kinds of offenses, </text:span><text:span text:style-name="Emphasis"><text:span text:style-name="T3">gurvaṣṭaka,</text:span></text:span><text:span text:style-name="T3"> and the </text:span><text:span text:style-name="Emphasis"><text:span text:style-name="T3">guru’s...</text:span></text:span><text:span text:style-name="T3"> Do you know the meaning, what is that, </text:span><text:span text:style-name="Emphasis"><text:span text:style-name="T3">śrī-guru-carana-padma?</text:span></text:span><text:span text:style-name="T3"> What is that song? Read it.</text:span></text:p>
      <text:section text:style-name="Sect1" text:name="bb294937">
        <text:p text:style-name="P3"><text:span text:style-name="T6">Devotee:</text:span><text:span text:style-name="T3"> </text:span><text:span text:style-name="Emphasis"><text:span text:style-name="T3">Śrī-guru-carana-padma, kevala bhakati-sadma...</text:span></text:span></text:p>
      </text:section>
      <text:section text:style-name="Sect1" text:name="bb294938">
        <text:p text:style-name="P4"><text:span text:style-name="T14">Prabhupada:</text:span> Ahh.</text:p>
      </text:section>
      <text:section text:style-name="Sect1" text:name="bb294939">
        <text:p text:style-name="P3"><text:span text:style-name="T6">Devotee:</text:span><text:span text:style-name="T3"> </text:span><text:span text:style-name="Emphasis"><text:span text:style-name="T3">Bando mui sāvadhāna...</text:span></text:span></text:p>
      </text:section>
      <text:section text:style-name="Sect1" text:name="bb294940">
        <text:p text:style-name="P3"><text:span text:style-name="T6">Prabhupada:</text:span><text:span text:style-name="T3"> Ah, </text:span><text:span text:style-name="Emphasis"><text:span text:style-name="T3">sāvadhāna mate,</text:span></text:span><text:span text:style-name="T3"> "with great care." You sing this song---do you know the meanings? No. Who can explain the meaning? Yes, you explain.</text:span></text:p>
      </text:section>
      <text:section text:style-name="Sect1" text:name="bb294941">
        <text:p text:style-name="P3"><text:span text:style-name="T6">Devotee:</text:span><text:span text:style-name="T3"> </text:span><text:span text:style-name="Emphasis"><text:span text:style-name="T3">Śrī-guru-carana-padma</text:span></text:span><text:span text:style-name="T3"> means "the lotus feet of the </text:span><text:span text:style-name="Emphasis"><text:span text:style-name="T3">guru</text:span></text:span><text:span text:style-name="T3">." </text:span><text:span text:style-name="Emphasis"><text:span text:style-name="T3">Kevala bhakati-sadma,</text:span></text:span><text:span text:style-name="T3"> that he is a reservoir of all devotion, or </text:span><text:span text:style-name="Emphasis"><text:span text:style-name="T3">bhakti. Bando mui sāvadhāna</text:span></text:span><text:span text:style-name="T3"> means that we worship him with great awe.</text:span></text:p>
      </text:section>
      <text:section text:style-name="Sect1" text:name="bb294942">
        <text:p text:style-name="P4"><text:span text:style-name="T14">Prabhupada:</text:span> Hmm. Read. Read the other lines.</text:p>
      </text:section>
      <text:section text:style-name="Sect1" text:name="bb294943">
        <text:p text:style-name="P3"><text:span text:style-name="T6">Devotee:</text:span><text:span text:style-name="T3"> </text:span><text:span text:style-name="Emphasis"><text:span text:style-name="T3">Jāhāra prasāde bhāi...</text:span></text:span></text:p>
      </text:section>
      <text:section text:style-name="Sect1" text:name="bb294944">
        <text:p text:style-name="P3"><text:span text:style-name="T6">Prabhupada:</text:span><text:span text:style-name="T3"> Ah, </text:span><text:span text:style-name="Emphasis"><text:span text:style-name="T3">jāhāra prasāde bhāi.</text:span></text:span><text:span text:style-name="T3"> Then?</text:span></text:p>
      </text:section>
      <text:section text:style-name="Sect1" text:name="bb294945">
        <text:p text:style-name="P3"><text:span text:style-name="T6">Devotee:</text:span><text:span text:style-name="T3"> </text:span><text:span text:style-name="Emphasis"><text:span text:style-name="T3">E bha va toriyā jāi.</text:span></text:span></text:p>
      </text:section>
      <text:section text:style-name="Sect1" text:name="bb294946">
        <text:p text:style-name="P3"><text:span text:style-name="T6">Prabhupada:</text:span><text:span text:style-name="T3"> </text:span><text:span text:style-name="Emphasis"><text:span text:style-name="T3">E bha va toriyā jāi.</text:span></text:span><text:span text:style-name="T3"> If one is, I mean to say, favored by </text:span><text:span text:style-name="Emphasis"><text:span text:style-name="T3">guru,</text:span></text:span><text:span text:style-name="T3"> then the path to cross over the nescience is clear. </text:span><text:span text:style-name="Emphasis"><text:span text:style-name="T3">Jāhāra prasāde bhāi, e bha va toriyā jāi.</text:span></text:span><text:span text:style-name="T3"> Then, next line.</text:span></text:p>
      </text:section>
      <text:section text:style-name="Sect1" text:name="bb294947">
        <text:p text:style-name="P3"><text:span text:style-name="T6">Devotee:</text:span><text:span text:style-name="T3"> </text:span><text:span text:style-name="Emphasis"><text:span text:style-name="T3">Kṛṣṇa-prāpti hoy jāhā hāte.</text:span></text:span></text:p>
      </text:section>
      <text:section text:style-name="Sect1" text:name="bb294948">
        <text:p text:style-name="P3"><text:span text:style-name="T6">Prabhupada:</text:span><text:span text:style-name="T3"> And </text:span><text:span text:style-name="Emphasis"><text:span text:style-name="T3">krṣṇa-prāpti hoy jāhā hate:</text:span></text:span><text:span text:style-name="T3"> by the favor of </text:span><text:span text:style-name="Emphasis"><text:span text:style-name="T3">guru</text:span></text:span><text:span text:style-name="T3"> one gets Kṛṣṇa. This is the...</text:span><text:span text:style-name="Emphasis"><text:span text:style-name="T3">Yasya prasādād bhagavat.</text:span></text:span><text:span text:style-name="T3"> Everywhere. This is </text:span><text:span text:style-name="Emphasis"><text:span text:style-name="T3">bhagavad-bhakti-yoga.</text:span></text:span><text:span text:style-name="T3"> So one who has not attained this state, what is this </text:span><text:span text:style-name="Emphasis"><text:span text:style-name="T3">bhagavad-bhakti?</text:span></text:span><text:span text:style-name="T3"> This is rascaldom. That is not </text:span><text:span text:style-name="Emphasis"><text:span text:style-name="T3">bhagavad</text:span></text:span><text:span text:style-name="T3">...</text:span></text:p>
      </text:section>
      <text:section text:style-name="Sect1" text:name="bb294949">
        <text:p text:style-name="P1"><text:span text:style-name="Emphasis"><text:span text:style-name="T3">evaṁ prasanna-manaso<text:line-break/>bhagavad-bhakti-yogataḥ</text:span></text:span></text:p>
      </text:section>
      <text:section text:style-name="Sect1" text:name="bb294950">
        <text:p text:style-name="P5"><text:span text:style-name="T3">[</text:span><text:a xlink:type="simple" xlink:href="https://vedabase.io/en/library/sb/1/2/20/" text:style-name="Internet_20_link" text:visited-style-name="Visited_20_Internet_20_Link"><text:span text:style-name="T13">SB 1.2.20</text:span></text:a><text:span text:style-name="T3">]</text:span></text:p>
      </text:section>
      <text:section text:style-name="Sect1" text:name="bb294951">
        <text:p text:style-name="P3"><text:span text:style-name="Emphasis"><text:span text:style-name="T3">Bhagavad-bhakti---yoga.</text:span></text:span><text:span text:style-name="T3"> It is a kind of </text:span><text:span text:style-name="Emphasis"><text:span text:style-name="T3">yoga,</text:span></text:span><text:span text:style-name="T3"> or the real </text:span><text:span text:style-name="Emphasis"><text:span text:style-name="T3">yoga.</text:span></text:span><text:span text:style-name="T3"> Topmost </text:span><text:span text:style-name="Emphasis"><text:span text:style-name="T3">yoga</text:span></text:span><text:span text:style-name="T3"> system is </text:span><text:span text:style-name="Emphasis"><text:span text:style-name="T3">bhagavad-bhakti,</text:span></text:span><text:span text:style-name="T3"> and </text:span><text:span text:style-name="Emphasis"><text:span text:style-name="T3">bhagavad-bhakti-yoga</text:span></text:span><text:span text:style-name="T3"> begins, </text:span><text:span text:style-name="Emphasis"><text:span text:style-name="T3">ādau gurv-āśrayaḥ.</text:span></text:span><text:span text:style-name="T3"> First of all surrender to </text:span><text:span text:style-name="Emphasis"><text:span text:style-name="T3">guru.</text:span></text:span></text:p>
      </text:section>
      <text:section text:style-name="Sect1" text:name="bb294952">
        <text:p text:style-name="P1"><text:soft-page-break/><text:span text:style-name="Emphasis"><text:span text:style-name="T3">tad viddhi praṇipātena<text:line-break/>paripraśnena sevayā</text:span></text:span></text:p>
      </text:section>
      <text:section text:style-name="Sect1" text:name="bb294953">
        <text:p text:style-name="P5"><text:span text:style-name="T3">[</text:span><text:a xlink:type="simple" xlink:href="https://vedabase.io/en/library/bg/4/34/" text:style-name="Internet_20_link" text:visited-style-name="Visited_20_Internet_20_Link"><text:span text:style-name="T13">Bg. 4.34</text:span></text:a><text:span text:style-name="T3">]</text:span></text:p>
      </text:section>
      <text:section text:style-name="Sect1" text:name="bb294954">
        <text:p text:style-name="P3"><text:span text:style-name="T3">The official initiation has no meaning. Unless one who has fully surrendered to </text:span><text:span text:style-name="Emphasis"><text:span text:style-name="T3">guru,</text:span></text:span><text:span text:style-name="T3"> there is no question of initiation. </text:span><text:span text:style-name="Emphasis"><text:span text:style-name="T3">Divya jñāna hṛde prokāśito. Divya-jñāna</text:span></text:span><text:span text:style-name="T3"> means "transcendental knowledge." So to play tricks with </text:span><text:span text:style-name="Emphasis"><text:span text:style-name="T3">guru,</text:span></text:span><text:span text:style-name="T3"> to become diplomat and intriguer, these rascaldom will not help </text:span><text:span text:style-name="Emphasis"><text:span text:style-name="T3">bhagavad-bhakti-yoga.</text:span></text:span><text:span text:style-name="T3"> You can get some other things, some material profit, but spiritual life will be spoiled.</text:span></text:p>
      </text:section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Noto Serif vedabaseio" svg:font-family="'Noto Serif vedabaseio', 'Noto Serif'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5:26:34.052678482</meta:creation-date>
    <dc:date>2023-08-01T15:28:09.608826978</dc:date>
    <meta:editing-duration>PT1M37S</meta:editing-duration>
    <meta:editing-cycles>1</meta:editing-cycles>
    <meta:document-statistic meta:table-count="0" meta:image-count="0" meta:object-count="0" meta:page-count="2" meta:paragraph-count="19" meta:word-count="301" meta:character-count="1948" meta:non-whitespace-character-count="1667"/>
    <meta:generator>LibreOffice/7.5.4.2$Linux_X86_64 LibreOffice_project/50$Build-2</meta:generator>
  </office:meta>
</office:document-meta>
</file>